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Bahnschrift" fo:font-size="12pt" officeooo:rsid="0016b86c" officeooo:paragraph-rsid="0016b86c" style:font-size-asian="10.5pt" style:font-size-complex="12pt"/>
    </style:style>
    <style:style style:name="P2" style:family="paragraph" style:parent-style-name="Standard">
      <style:text-properties style:font-name="Bahnschrift" fo:font-size="9pt" officeooo:rsid="0016b86c" officeooo:paragraph-rsid="0016b86c" style:font-size-asian="7.84999990463257pt" style:font-size-complex="9pt"/>
    </style:style>
    <style:style style:name="P3" style:family="paragraph" style:parent-style-name="Standard">
      <style:text-properties style:font-name="Bahnschrift" fo:font-size="9pt" officeooo:rsid="0016b86c" officeooo:paragraph-rsid="001a17ab" style:font-size-asian="7.84999990463257pt" style:font-size-complex="9pt"/>
    </style:style>
    <style:style style:name="P4" style:family="paragraph" style:parent-style-name="Standard">
      <style:text-properties style:font-name="Bahnschrift" fo:font-size="9pt" officeooo:rsid="0016b86c" officeooo:paragraph-rsid="001b0183" style:font-size-asian="7.84999990463257pt" style:font-size-complex="9pt"/>
    </style:style>
    <style:style style:name="P5" style:family="paragraph" style:parent-style-name="Standard">
      <style:text-properties style:font-name="Bahnschrift" fo:font-size="9pt" officeooo:rsid="001d6ec3" officeooo:paragraph-rsid="001d6ec3" style:font-size-asian="7.84999990463257pt" style:font-size-complex="9pt"/>
    </style:style>
    <style:style style:name="P6" style:family="paragraph" style:parent-style-name="Standard">
      <style:text-properties style:font-name="Bahnschrift" fo:font-size="9pt" officeooo:rsid="001d6ec3" officeooo:paragraph-rsid="001e4082" style:font-size-asian="7.84999990463257pt" style:font-size-complex="9pt"/>
    </style:style>
    <style:style style:name="P7" style:family="paragraph" style:parent-style-name="Standard">
      <style:text-properties style:font-name="Bahnschrift" fo:font-size="9pt" officeooo:rsid="001d6ec3" officeooo:paragraph-rsid="001fd6c1" style:font-size-asian="7.84999990463257pt" style:font-size-complex="9pt"/>
    </style:style>
    <style:style style:name="P8" style:family="paragraph" style:parent-style-name="Standard">
      <style:text-properties style:font-name="Bahnschrift" fo:font-size="9pt" officeooo:rsid="0020cd77" officeooo:paragraph-rsid="0020cd77" style:font-size-asian="7.84999990463257pt" style:font-size-complex="9pt"/>
    </style:style>
    <style:style style:name="P9" style:family="paragraph" style:parent-style-name="Text_20_body">
      <style:text-properties style:font-name="Bahnschrift" fo:font-size="9pt" style:font-size-asian="9pt" style:font-size-complex="9pt"/>
    </style:style>
    <style:style style:name="P10" style:family="paragraph" style:parent-style-name="Standard">
      <style:text-properties officeooo:paragraph-rsid="0016b86c"/>
    </style:style>
    <style:style style:name="P11" style:family="paragraph" style:parent-style-name="Standard">
      <style:text-properties fo:color="#ffffff" loext:opacity="100%" style:font-name="Bahnschrift" fo:font-size="12pt" officeooo:rsid="0016b86c" officeooo:paragraph-rsid="0016b86c" style:font-size-asian="10.5pt" style:font-size-complex="12pt"/>
    </style:style>
    <style:style style:name="P12" style:family="paragraph" style:parent-style-name="Standard">
      <style:text-properties fo:color="#ffffff" loext:opacity="100%" style:font-name="Bahnschrift" fo:font-size="12pt" officeooo:rsid="001d6ec3" officeooo:paragraph-rsid="001d6ec3" style:font-size-asian="10.5pt" style:font-size-complex="12pt"/>
    </style:style>
    <style:style style:name="P13" style:family="paragraph" style:parent-style-name="Standard">
      <loext:graphic-properties draw:fill="none"/>
      <style:paragraph-properties fo:margin-left="0mm" fo:margin-right="0mm" fo:text-indent="0mm" style:auto-text-indent="false" fo:background-color="transparent"/>
      <style:text-properties fo:color="#ffffff" loext:opacity="100%" style:font-name="Bahnschrift" fo:font-size="12pt" officeooo:rsid="0016b86c" officeooo:paragraph-rsid="0016b86c" fo:background-color="transparent" style:font-size-asian="10.5pt" style:font-size-complex="12pt"/>
    </style:style>
    <style:style style:name="P14" style:family="paragraph" style:parent-style-name="Text_20_body">
      <style:text-properties fo:color="#ffffff" loext:opacity="100%" style:font-name="Bahnschrift"/>
    </style:style>
    <style:style style:name="P15" style:family="paragraph" style:parent-style-name="Standard">
      <style:text-properties fo:color="#000000" loext:opacity="100%" style:font-name="Bahnschrift" fo:font-size="9pt" officeooo:rsid="0016b86c" officeooo:paragraph-rsid="0016b86c" style:font-size-asian="7.84999990463257pt" style:font-size-complex="9pt"/>
    </style:style>
    <style:style style:name="P16" style:family="paragraph" style:parent-style-name="Standard">
      <style:text-properties fo:color="#000000" loext:opacity="100%" style:font-name="Bahnschrift" fo:font-size="9pt" officeooo:rsid="0016b86c" officeooo:paragraph-rsid="001a17ab" style:font-size-asian="7.84999990463257pt" style:font-size-complex="9pt"/>
    </style:style>
    <style:style style:name="P17" style:family="paragraph" style:parent-style-name="Standard">
      <style:text-properties fo:color="#000000" loext:opacity="100%" style:font-name="Bahnschrift" fo:font-size="9pt" officeooo:rsid="001a17ab" officeooo:paragraph-rsid="001a17ab" style:font-size-asian="7.84999990463257pt" style:font-size-complex="9pt"/>
    </style:style>
    <style:style style:name="P18" style:family="paragraph" style:parent-style-name="Standard">
      <style:text-properties fo:color="#000000" loext:opacity="100%" style:font-name="Bahnschrift" fo:font-size="12pt" officeooo:rsid="0016b86c" officeooo:paragraph-rsid="0016b86c" style:font-size-asian="10.5pt" style:font-size-complex="12pt"/>
    </style:style>
    <style:style style:name="P19" style:family="paragraph" style:parent-style-name="Standard">
      <style:text-properties officeooo:paragraph-rsid="001d6ec3"/>
    </style:style>
    <style:style style:name="P20" style:family="paragraph" style:parent-style-name="Standard">
      <style:text-properties officeooo:paragraph-rsid="001fd6c1"/>
    </style:style>
    <style:style style:name="P21" style:family="paragraph" style:parent-style-name="Standard">
      <style:text-properties officeooo:paragraph-rsid="00209a89"/>
    </style:style>
    <style:style style:name="P22" style:family="paragraph" style:parent-style-name="Standard">
      <style:text-properties officeooo:paragraph-rsid="0020cd77"/>
    </style:style>
    <style:style style:name="P23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>
        <style:tab-stops/>
      </style:paragraph-properties>
      <style:text-properties officeooo:paragraph-rsid="001923cf"/>
    </style:style>
    <style:style style:name="P24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/>
      </style:paragraph-properties>
      <style:text-properties officeooo:rsid="001923cf" officeooo:paragraph-rsid="001923cf"/>
    </style:style>
    <style:style style:name="P25" style:family="paragraph" style:parent-style-name="Standard">
      <style:text-properties fo:font-variant="normal" fo:text-transform="none" fo:color="#1f0909" loext:opacity="100%" style:font-name="Bahnschrift" fo:font-size="9pt" fo:letter-spacing="normal" fo:font-style="italic" fo:font-weight="normal" officeooo:rsid="0016b86c" officeooo:paragraph-rsid="0016b86c" style:font-size-asian="9pt" style:font-style-asian="italic" style:font-size-complex="9pt" style:font-style-complex="italic"/>
    </style:style>
    <style:style style:name="P26" style:family="paragraph" style:parent-style-name="Standard" style:list-style-name="L1" style:master-page-name="">
      <loext:graphic-properties draw:fill="none"/>
      <style:paragraph-properties fo:margin-left="6.35mm" fo:margin-right="0mm" fo:text-indent="-6.35mm" style:auto-text-indent="false" style:page-number="auto" fo:background-color="transparent">
        <style:tab-stops>
          <style:tab-stop style:position="-1.48mm"/>
        </style:tab-stops>
      </style:paragraph-properties>
      <style:text-properties style:font-name="Bahnschrift" fo:font-size="9pt" officeooo:rsid="0017a86d" officeooo:paragraph-rsid="0017a86d" style:font-size-asian="9pt" style:font-size-complex="9pt"/>
    </style:style>
    <style:style style:name="P27" style:family="paragraph" style:parent-style-name="Standard">
      <loext:graphic-properties draw:fill="none"/>
      <style:paragraph-properties fo:margin-left="0mm" fo:margin-right="0mm" fo:text-indent="0mm" style:auto-text-indent="false" fo:background-color="transparent">
        <style:tab-stops/>
      </style:paragraph-properties>
      <style:text-properties style:font-name="Bahnschrift" fo:font-size="9pt" officeooo:rsid="001923cf" officeooo:paragraph-rsid="001923cf" style:font-size-asian="9pt" style:font-size-complex="9pt"/>
    </style:style>
    <style:style style:name="P28" style:family="paragraph" style:parent-style-name="Standard">
      <style:text-properties fo:color="#000000" loext:opacity="100%" style:font-name="Bahnschrift" fo:font-size="9pt" fo:font-style="normal" officeooo:rsid="0020cd77" officeooo:paragraph-rsid="0020cd77" style:font-size-asian="9pt" style:font-style-asian="normal" style:font-size-complex="9pt" style:font-style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Bahnschrift" fo:font-size="12pt" fo:font-style="normal" fo:font-weight="bold" officeooo:rsid="0020cd77" officeooo:paragraph-rsid="0020cd77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Bahnschrift" fo:font-size="12pt" fo:font-style="normal" officeooo:rsid="0020cd77" officeooo:paragraph-rsid="0020cd77" style:font-size-asian="10.5pt" style:font-style-asian="normal" style:font-size-complex="12pt" style:font-style-complex="normal"/>
    </style:style>
    <style:style style:name="P31" style:family="paragraph" style:parent-style-name="Standard">
      <style:text-properties officeooo:paragraph-rsid="00209a89"/>
    </style:style>
    <style:style style:name="P32" style:family="paragraph">
      <loext:graphic-properties draw:fill-color="#000000"/>
    </style:style>
    <style:style style:name="T1" style:family="text">
      <style:text-properties fo:font-variant="normal" fo:text-transform="none" fo:color="#1f0909" loext:opacity="100%" style:font-name="Bahnschrift" fo:letter-spacing="normal" fo:font-style="normal" fo:font-weight="normal"/>
    </style:style>
    <style:style style:name="T2" style:family="text">
      <style:text-properties fo:font-variant="normal" fo:text-transform="none" fo:color="#1f0909" loext:opacity="100%" style:font-name="Bahnschrift" fo:letter-spacing="normal" fo:font-style="normal" fo:font-weight="normal" officeooo:rsid="001b0183"/>
    </style:style>
    <style:style style:name="T3" style:family="text">
      <style:text-properties style:font-name="Bahnschrift" fo:font-size="9pt" style:font-size-asian="9pt" style:font-size-complex="9pt"/>
    </style:style>
    <style:style style:name="T4" style:family="text">
      <style:text-properties style:font-name="Bahnschrift" fo:font-size="9pt" officeooo:rsid="0017a86d" style:font-size-asian="9pt" style:font-size-complex="9pt"/>
    </style:style>
    <style:style style:name="T5" style:family="text">
      <style:text-properties style:font-name="Bahnschrift" fo:font-size="9pt" officeooo:rsid="001923cf" style:font-size-asian="9pt" style:font-size-complex="9pt"/>
    </style:style>
    <style:style style:name="T6" style:family="text">
      <style:text-properties style:font-name="Bahnschrift" fo:font-size="9pt" officeooo:rsid="0016b86c" style:font-size-asian="7.84999990463257pt" style:font-size-complex="9pt"/>
    </style:style>
    <style:style style:name="T7" style:family="text">
      <style:text-properties style:font-name="Bahnschrift" fo:font-size="9pt" officeooo:rsid="001d6ec3" style:font-size-asian="7.84999990463257pt" style:font-size-complex="9pt"/>
    </style:style>
    <style:style style:name="T8" style:family="text">
      <style:text-properties style:font-name="Bahnschrift" fo:font-size="9pt" officeooo:rsid="001e4082" style:font-size-asian="7.84999990463257pt" style:font-size-complex="9pt"/>
    </style:style>
    <style:style style:name="T9" style:family="text">
      <style:text-properties style:font-name="Bahnschrift" fo:font-size="9pt" officeooo:rsid="001fd6c1" style:font-size-asian="7.84999990463257pt" style:font-size-complex="9pt"/>
    </style:style>
    <style:style style:name="T10" style:family="text">
      <style:text-properties style:font-name="Bahnschrift" fo:font-size="9pt" fo:font-style="italic" officeooo:rsid="001d6ec3" style:font-size-asian="7.84999990463257pt" style:font-style-asian="italic" style:font-size-complex="9pt" style:font-style-complex="italic"/>
    </style:style>
    <style:style style:name="T11" style:family="text">
      <style:text-properties style:font-name="Bahnschrift" fo:font-size="9pt" fo:font-style="italic" officeooo:rsid="001e4082" style:font-size-asian="7.84999990463257pt" style:font-style-asian="italic" style:font-size-complex="9pt" style:font-style-complex="italic"/>
    </style:style>
    <style:style style:name="T12" style:family="text">
      <style:text-properties style:font-name="Bahnschrift" fo:font-size="9pt" fo:font-style="italic" officeooo:rsid="001fd6c1" style:font-size-asian="7.84999990463257pt" style:font-style-asian="italic" style:font-size-complex="9pt" style:font-style-complex="italic"/>
    </style:style>
    <style:style style:name="T13" style:family="text">
      <style:text-properties style:font-name="Bahnschrift" fo:font-size="9pt" style:text-underline-style="none" officeooo:rsid="001fd6c1" style:font-size-asian="7.84999990463257pt" style:font-size-complex="9pt"/>
    </style:style>
    <style:style style:name="T14" style:family="text">
      <style:text-properties style:font-name="Bahnschrift" fo:font-size="16pt" fo:font-weight="bold" officeooo:rsid="0016b86c" style:font-size-asian="14pt" style:font-weight-asian="bold" style:font-size-complex="16pt" style:font-weight-complex="bold"/>
    </style:style>
    <style:style style:name="T15" style:family="text">
      <style:text-properties style:font-name="Bahnschrift" fo:font-size="16pt" fo:font-weight="bold" officeooo:rsid="0021ecd7" style:font-size-asian="14pt" style:font-weight-asian="bold" style:font-size-complex="16pt" style:font-weight-complex="bold"/>
    </style:style>
    <style:style style:name="T16" style:family="text">
      <style:text-properties style:font-name="Bahnschrift" fo:font-size="16pt" officeooo:rsid="0016b86c" style:font-size-asian="14pt" style:font-size-complex="16pt"/>
    </style:style>
    <style:style style:name="T17" style:family="text">
      <style:text-properties fo:color="#ffffff" loext:opacity="100%"/>
    </style:style>
    <style:style style:name="T18" style:family="text">
      <style:text-properties officeooo:rsid="001a17ab"/>
    </style:style>
    <style:style style:name="T19" style:family="text">
      <style:text-properties officeooo:rsid="001923cf" style:font-size-asian="9pt"/>
    </style:style>
    <style:style style:name="T20" style:family="text">
      <style:text-properties officeooo:rsid="001a17ab" style:font-size-asian="9pt"/>
    </style:style>
    <style:style style:name="T21" style:family="text">
      <style:text-properties officeooo:rsid="001b0183"/>
    </style:style>
    <style:style style:name="T22" style:family="text">
      <style:text-properties fo:color="#000000" loext:opacity="100%" style:font-name="Bahnschrift" fo:font-size="9pt" officeooo:rsid="001923cf" style:font-size-asian="9pt" style:font-size-complex="9pt"/>
    </style:style>
    <style:style style:name="T23" style:family="text">
      <style:text-properties fo:color="#000000" loext:opacity="100%" style:font-name="Bahnschrift" fo:font-size="9pt" officeooo:rsid="001fd6c1" style:font-size-asian="9pt" style:font-size-complex="9pt"/>
    </style:style>
    <style:style style:name="T24" style:family="text">
      <style:text-properties fo:color="#000000" loext:opacity="100%" style:font-name="Bahnschrift" fo:font-size="9pt" fo:font-style="normal" officeooo:rsid="001923cf" style:font-size-asian="9pt" style:font-style-asian="normal" style:font-size-complex="9pt" style:font-style-complex="normal"/>
    </style:style>
    <style:style style:name="T25" style:family="text">
      <style:text-properties fo:color="#000000" loext:opacity="100%" style:font-name="Bahnschrift" fo:font-size="9pt" fo:font-style="normal" officeooo:rsid="0020cd77" style:font-size-asian="9pt" style:font-style-asian="normal" style:font-size-complex="9pt" style:font-style-complex="normal"/>
    </style:style>
    <style:style style:name="T26" style:family="text">
      <style:text-properties fo:color="#000000" loext:opacity="100%" style:font-name="Bahnschrift" fo:font-size="9pt" fo:font-style="normal" officeooo:rsid="00209a89" style:font-size-asian="7.84999990463257pt" style:font-style-asian="normal" style:font-size-complex="9pt" style:font-style-complex="normal"/>
    </style:style>
    <style:style style:name="T27" style:family="text">
      <style:text-properties fo:color="#000000" loext:opacity="100%" style:font-name="Bahnschrift" fo:font-size="9pt" officeooo:rsid="001d6ec3" style:font-size-asian="7.84999990463257pt" style:font-size-complex="9pt"/>
    </style:style>
    <style:style style:name="T28" style:family="text">
      <style:text-properties fo:color="#000000" loext:opacity="100%" style:font-name="Bahnschrift" fo:font-size="9pt" officeooo:rsid="001fd6c1" style:font-size-asian="7.84999990463257pt" style:font-size-complex="9pt"/>
    </style:style>
    <style:style style:name="T29" style:family="text">
      <style:text-properties fo:color="#000000" loext:opacity="100%" style:font-name="Bahnschrift" fo:font-size="9pt" officeooo:rsid="00209a89" style:font-size-asian="7.84999990463257pt" style:font-size-complex="9pt"/>
    </style:style>
    <style:style style:name="T30" style:family="text">
      <style:text-properties fo:color="#000000" loext:opacity="100%" style:font-name="Bahnschrift" fo:font-size="9pt" fo:font-style="italic" officeooo:rsid="00209a89" style:font-size-asian="7.84999990463257pt" style:font-style-asian="italic" style:font-size-complex="9pt" style:font-style-complex="italic"/>
    </style:style>
    <style:style style:name="T31" style:family="text">
      <style:text-properties fo:color="#000000" loext:opacity="100%" officeooo:rsid="001923cf" style:font-size-asian="9pt"/>
    </style:style>
    <style:style style:name="T32" style:family="text">
      <style:text-properties fo:color="#000000" loext:opacity="100%" officeooo:rsid="001fd6c1" style:font-size-asian="9pt"/>
    </style:style>
    <style:style style:name="T33" style:family="text">
      <style:text-properties fo:color="#000000" loext:opacity="100%" officeooo:rsid="0020cd77" style:font-size-asian="9pt"/>
    </style:style>
    <style:style style:name="T34" style:family="text">
      <style:text-properties fo:color="#000000" loext:opacity="100%" officeooo:rsid="001923cf"/>
    </style:style>
    <style:style style:name="T35" style:family="text">
      <style:text-properties fo:color="#000000" loext:opacity="100%" officeooo:rsid="001b0183"/>
    </style:style>
    <style:style style:name="T36" style:family="text">
      <style:text-properties fo:color="#000000" loext:opacity="100%" fo:font-style="normal" style:font-style-asian="normal" style:font-style-complex="normal"/>
    </style:style>
    <style:style style:name="T37" style:family="text">
      <style:text-properties fo:color="#000000" loext:opacity="100%" fo:font-style="normal" officeooo:rsid="00209a89" style:font-style-asian="normal" style:font-style-complex="normal"/>
    </style:style>
    <style:style style:name="T38" style:family="text">
      <style:text-properties fo:color="#000000" loext:opacity="100%" fo:font-style="normal" officeooo:rsid="001923cf" style:font-size-asian="9pt" style:font-style-asian="normal" style:font-style-complex="normal"/>
    </style:style>
    <style:style style:name="T39" style:family="text">
      <style:text-properties officeooo:rsid="001e4082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bullet>
    </text:list-style>
    <style:style style:name="gr1" style:family="graphic">
      <style:graphic-properties draw:fill-color="#000000" draw:textarea-horizontal-align="justify" draw:textarea-vertical-align="middle" draw:auto-grow-height="false" fo:min-height="6.12mm" fo:min-width="57.93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6.28mm" fo:min-width="34.48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6.03mm" fo:min-width="61.89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6.65mm" fo:min-width="70.11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fill-color="#000000" draw:textarea-horizontal-align="justify" draw:textarea-vertical-align="middle" draw:auto-grow-height="false" fo:min-height="6.53mm" fo:min-width="58.21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fill-color="#000000" draw:textarea-horizontal-align="justify" draw:textarea-vertical-align="middle" draw:auto-grow-height="false" fo:min-height="6.37mm" fo:min-width="27.8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6.09mm" fo:min-width="32.72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6" draw:name="Shape1_6" draw:style-name="gr1" draw:text-style-name="P32" svg:width="57.93mm" svg:height="6.13mm" svg:x="12.49mm" svg:y="101.12mm">
        <text:p/>
        <draw:enhanced-geometry svg:viewBox="0 0 21600 21600" draw:mirror-vertical="true" draw:type="rectangle" draw:enhanced-path="M 0 0 L 21600 0 21600 21600 0 21600 0 0 Z N"/>
      </draw:custom-shape>
      <draw:custom-shape text:anchor-type="page" text:anchor-page-number="2" draw:z-index="5" draw:name="Shape1_5" draw:style-name="gr2" draw:text-style-name="P32" svg:width="34.49mm" svg:height="6.29mm" svg:x="12.49mm" svg:y="56.59mm">
        <text:p/>
        <draw:enhanced-geometry svg:viewBox="0 0 21600 21600" draw:mirror-vertical="true" draw:type="rectangle" draw:enhanced-path="M 0 0 L 21600 0 21600 21600 0 21600 0 0 Z N"/>
      </draw:custom-shape>
      <draw:custom-shape text:anchor-type="page" text:anchor-page-number="2" draw:z-index="4" draw:name="Shape1_4" draw:style-name="gr3" draw:text-style-name="P32" svg:width="61.9mm" svg:height="6.04mm" svg:x="12.49mm" svg:y="12.19mm">
        <text:p/>
        <draw:enhanced-geometry svg:viewBox="0 0 21600 21600" draw:mirror-vertical="true" draw:type="rectangle" draw:enhanced-path="M 0 0 L 21600 0 21600 21600 0 21600 0 0 Z N"/>
      </draw:custom-shape>
      <draw:custom-shape text:anchor-type="page" text:anchor-page-number="1" draw:z-index="3" draw:name="Shape1_3" draw:style-name="gr4" draw:text-style-name="P32" svg:width="70.12mm" svg:height="6.66mm" svg:x="12.49mm" svg:y="116.56m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2" draw:name="Shape1_2" draw:style-name="gr5" draw:text-style-name="P32" svg:width="58.22mm" svg:height="6.53mm" svg:x="12.49mm" svg:y="153.3m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" draw:name="Shape1_0" draw:style-name="gr6" draw:text-style-name="P32" svg:width="27.81mm" svg:height="6.38mm" svg:x="12.49mm" svg:y="77.45m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1" draw:style-name="gr7" draw:text-style-name="P32" svg:width="32.73mm" svg:height="6.09mm" svg:x="12.49mm" svg:y="32.9mm">
        <text:p/>
        <draw:enhanced-geometry svg:viewBox="0 0 21600 21600" draw:type="rectangle" draw:enhanced-path="M 0 0 L 21600 0 21600 21600 0 21600 0 0 Z N"/>
      </draw:custom-shape>
      <text:p text:style-name="P10"><text:span text:style-name="T14">Watch out </text:span><text:span text:style-name="T15">for:</text:span><text:span text:style-name="T16"> <text:line-break/></text:span><text:span text:style-name="T2">Guide on</text:span><text:span text:style-name="T1"> how to spot potential reparability traps </text:span><text:span text:style-name="T2">when shopping.</text:span></text:p>
      <text:p text:style-name="P25">2022-10-15, Johannes Domeier, Repair Café Malmö</text:p>
      <text:p text:style-name="P1"/>
      <text:p text:style-name="P13">🦕 <text:tab/>DURABILITY</text:p>
      <text:list text:style-name="L1">
        <text:list-header>
          <text:p text:style-name="P26"/>
        </text:list-header>
      </text:list>
      <text:p text:style-name="P23"><text:span text:style-name="T4">👉 <text:tab/>See </text:span><text:span text:style-name="T5">that t</text:span><text:span text:style-name="T4">he material is durable enough for the use case. Outdoor use demands <text:tab/>other properties than indoor usage. Light materials and devices can </text:span><text:span text:style-name="T5">sometimes <text:tab/></text:span><text:span text:style-name="T4">lack enforcement </text:span><text:span text:style-name="T5">on critical parts. Plastic is especially difficult to repair if there <text:tab/>is no spare part.</text:span></text:p>
      <text:p text:style-name="P24"><text:span text:style-name="T4">👉 <text:tab/>D</text:span><text:span text:style-name="T3">esign elements like glass on the back of a phone, fragile things that stick <text:tab/>out of furniture or devices are almost made to break.</text:span></text:p>
      <text:p text:style-name="P27">👉 <text:tab/>How accessible is the device in case something breaks. If it’s built into <text:tab/>something (e.g. wall) it should ideally be maintenance free.</text:p>
      <text:p text:style-name="P1"/>
      <text:p text:style-name="P1">📞 <text:s/><text:tab/><text:span text:style-name="T17">SUPPORT</text:span></text:p>
      <text:p text:style-name="P2"/>
      <text:p text:style-name="P3"><text:span text:style-name="T19">👉</text:span><text:tab/><text:span text:style-name="T18">How long is the devices supported by the manufacturer? That includes spare <text:tab/>parts as well as software updates.</text:span></text:p>
      <text:p text:style-name="P3"><text:span text:style-name="T19">👉</text:span><text:tab/><text:span text:style-name="T18">Is there publicly available support material, like service manuals or videos?</text:span></text:p>
      <text:p text:style-name="P3"><text:span text:style-name="T19">👉</text:span><text:tab/><text:span text:style-name="T18">Are there servicing partners for that brand or is it possible to give it to a regular <text:tab/>service (furniture, bikes, shoes)?</text:span></text:p>
      <text:p text:style-name="P3"><text:span text:style-name="T19">👉</text:span><text:tab/><text:span text:style-name="T18">Is it likely that the company will stay in business during the lifespan of the <text:tab/>product, in case original spare parts are needed?</text:span></text:p>
      <text:p text:style-name="P3"/>
      <text:p text:style-name="P11">🌟<text:tab/>REPAIRABILITY WITHOUT PARTS</text:p>
      <text:p text:style-name="P15"/>
      <text:p text:style-name="P16"><text:span text:style-name="T19">👉</text:span><text:tab/><text:span text:style-name="T18">Ideally the repair doesn’t demand replacement parts. Is it possible to stitch <text:tab/>the fabric, bend a pin or adjust the calibration without buying a replacement <text:tab/>part it’s even better.</text:span></text:p>
      <text:p text:style-name="P17"><text:span text:style-name="T19">👉</text:span><text:tab/>Think of proper care for the product e.g. oiling, waxing, drying, cleaning, <text:tab/>painting…</text:p>
      <text:p text:style-name="P16"><text:span text:style-name="T19">👉<text:tab/></text:span><text:span text:style-name="T20">Is it possible to reset the software to fix broken settings?</text:span></text:p>
      <text:p text:style-name="P18"/>
      <text:p text:style-name="P11">🔧 <text:tab/>REPLACEMENT OF PARTS</text:p>
      <text:p text:style-name="P2"/>
      <text:p text:style-name="P4"><text:span text:style-name="T31">👉</text:span><text:tab/><text:span text:style-name="T21">Generic and modular components are preferable instead of the need to <text:tab/>replace a major (expensive) component because of a minor failure.</text:span></text:p>
      <text:p text:style-name="P4"><text:span text:style-name="T31">👉</text:span><text:tab/><text:span text:style-name="T21">Common failing parts should be accessible without tools. E.g.:<text:line-break/><text:tab/>Batteries, fuses, cables could have a connector instead of being fixed.</text:span></text:p>
      <text:p text:style-name="P9"><text:span text:style-name="T34">👉<text:tab/></text:span><text:span text:style-name="T35">Opening the device should be easy. Screws are easier than glue and common <text:tab/>screw-heads are easier than special/security ones.<text:line-break/></text:span><text:span text:style-name="T34">👉</text:span><text:span text:style-name="T35"><text:tab/></text:span><text:span text:style-name="T21">Parts that fail more often (screens, chargers, zippers) should be more <text:tab/>accessible than rather unproblematic parts </text:span></text:p>
      <text:p text:style-name="P12"><text:soft-page-break/>📚 <text:tab/>OPEN SOURCE RESOURCES</text:p>
      <text:p text:style-name="P6"><text:tab/></text:p>
      <text:p text:style-name="P7"><text:span text:style-name="T31">👉</text:span><text:tab/>Check the internet for reviews, ratings and support information like:</text:p>
      <text:p text:style-name="P6"/>
      <text:p text:style-name="P5">📡 <text:tab/>iFixit Repairability Index <text:span text:style-name="T39">&amp; guides</text:span><text:tab/><text:tab/><text:span text:style-name="T40">www.ifixit.com</text:span></text:p>
      <text:p text:style-name="P19"><text:span text:style-name="T7">📡 <text:tab/>French Repairability Index <text:tab/><text:tab/><text:tab/></text:span><text:span text:style-name="T10">www.indicereparabilite.fr</text:span></text:p>
      <text:p text:style-name="P19"><text:span text:style-name="T7">📡 <text:tab/></text:span><text:span text:style-name="T11">Google &amp; YouTube</text:span><text:span text:style-name="T8">, search for your model and e.g. “repair”. Try to see what <text:tab/>common repairs are. That’s also useful when doing the actual repair.</text:span></text:p>
      <text:p text:style-name="P19"><text:span text:style-name="T8"><text:tab/>A lot of repairs are in foreign languages, if you use </text:span><text:span text:style-name="T9">E</text:span><text:span text:style-name="T8">nglish keywords you’ll be <text:tab/>more likely to find results.</text:span></text:p>
      <text:p text:style-name="P1"/>
      <text:p text:style-name="P11">👵 <text:tab/>EXPERIENCE</text:p>
      <text:p text:style-name="P2"><text:tab/></text:p>
      <text:p text:style-name="P20"><text:span text:style-name="T22">👉</text:span><text:span text:style-name="T6"><text:tab/></text:span><text:span text:style-name="T8">There is nothing </text:span><text:span text:style-name="T9">more helpful</text:span><text:span text:style-name="T8"> than knowing how to repair things when buying <text:tab/>(new) things. The creative process of disassembling things makes you aware of <text:tab/>the difficulties of repairs today and how to overcome them. </text:span><text:span text:style-name="T9">When you have <text:tab/>something broken, there are very few reasons not to try to repair it – it’s already <text:tab/>broken! Overcome the fear for new things and in case you don’t know where to <text:tab/>start, join our repair community!</text:span></text:p>
      <text:p text:style-name="P20"><text:span text:style-name="T22">👉</text:span><text:span text:style-name="T9"><text:tab/>If you’re an experienced repair-guru, join our events to help others and </text:span><text:span text:style-name="T13">you’ll <text:tab/>never stop learning</text:span><text:span text:style-name="T9"> new things!</text:span></text:p>
      <text:p text:style-name="P1"/>
      <text:p text:style-name="P14"><text:span text:style-name="T41">💫 </text:span><text:tab/>UP- RE- DOWN- CYCLING</text:p>
      <text:p text:style-name="P7"><text:span text:style-name="T31">👉<text:tab/></text:span><text:span text:style-name="T32">The last option is to find another use for your device. That situation can come <text:tab/>even before the device is actually broken, e.g. when it doesn’t meet your <text:tab/>requirements anymore. In that case, </text:span><text:span text:style-name="T33">make someone happy and </text:span><text:span text:style-name="T32">find a new user!</text:span></text:p>
      <text:p text:style-name="P20"><text:span text:style-name="T22">👉</text:span><text:span text:style-name="T23"><text:tab/>More expensive things can sometimes have a very stable price development and <text:tab/>you can compensate the higher initial payment.</text:span></text:p>
      <text:p text:style-name="P21"><text:span text:style-name="T7">📡</text:span><text:span text:style-name="T8"><text:tab/></text:span><text:span text:style-name="T9">Software updates from the community instead of the manufacturer. </text:span></text:p>
      <text:p text:style-name="P21"><text:span text:style-name="T9"><text:tab/>Some Android smartphones have a vibrant open source community that <text:tab/>develops updates for phones that are no longer supported by the manufacturer. <text:tab/>A good resource, though not the only one is </text:span><text:span text:style-name="T12">www.lineageos.org</text:span></text:p>
      <text:p text:style-name="P21"><text:span text:style-name="T27">📡</text:span><text:span text:style-name="T28"><text:tab/></text:span><text:span text:style-name="T29">Older windows machines that can’t keep up with the newest Windows-features <text:tab/>and want a speed boost can try to use Ubuntu Mate – </text:span><text:span text:style-name="T10">www.ubuntu-mate.org</text:span><text:span text:style-name="T30">. <text:tab/></text:span><text:span text:style-name="T26">Note that some manufacturers have traditionally better Linux support than <text:tab/>others.</text:span></text:p>
      <text:p text:style-name="P8"><text:span text:style-name="T38">👉<text:tab/></text:span><text:span text:style-name="T37">W</text:span><text:span text:style-name="T36">hen something is completely broken it might still be interesting and educating <text:tab/>to open it up to learn and separate parts to get a better material sorting for <text:tab/>recycling.</text:span></text:p>
      <text:p text:style-name="P22"><text:span text:style-name="T24">👉<text:tab/></text:span><text:span text:style-name="T25">Before buying new, you can try your luck and repair a broken thing that you <text:tab/>sometimes even get for free. </text:span></text:p>
      <text:p text:style-name="P28"/>
      <text:p text:style-name="P29">Enjoy the feeling after you repaired something!</text:p>
      <text:p text:style-name="P30">🌞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0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1.3mm" style:type="center"/>
          <style:tab-stop style:position="122.61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1.3mm" style:type="center"/>
          <style:tab-stop style:position="122.61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48.01mm" fo:page-height="210.01mm" style:num-format="1" style:print-orientation="portrait" fo:margin-top="12.7mm" fo:margin-bottom="12.7mm" fo:margin-left="12.7mm" fo:margin-right="12.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3T19:53:04.520000000</meta:creation-date>
    <dc:date>2022-10-13T22:20:26.028000000</dc:date>
    <meta:editing-duration>PT7M55S</meta:editing-duration>
    <meta:editing-cycles>4</meta:editing-cycles>
    <meta:generator>LibreOffice/7.4.2.3$Windows_X86_64 LibreOffice_project/382eef1f22670f7f4118c8c2dd222ec7ad009daf</meta:generator>
    <meta:print-date>2022-10-13T22:19:13.612000000</meta:print-date>
    <meta:document-statistic meta:table-count="0" meta:image-count="0" meta:object-count="0" meta:page-count="2" meta:paragraph-count="41" meta:word-count="707" meta:character-count="4284" meta:non-whitespace-character-count="3554"/>
  </office:meta>
</office:document-meta>
</file>